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The engineering team will produce the following deliverables:</text:p>
      <text:p text:style-name="Standard"><text:tab/>Data acquisition unit</text:p>
      <text:p text:style-name="Standard"><text:tab/>Hardware connection driver source code and associated Microsoft Windows-compatible compiled binaries.</text:p>
      <text:p text:style-name="Standard"><text:tab/>Data processing software source code and associated Microsoft Windows-compatible compiled binaries.</text:p>
      <text:p text:style-name="Standard"><text:tab/>Schematics and PCB layout for data acquisition unit control hardware.</text:p>
      <text:p text:style-name="Standard"><text:tab/>Schematics and PCB layout for unit-processor connection hardware.</text:p>
      <text:p text:style-name="Standard"><text:tab/>Schematics and PCB layout for <text:s/>analog-digital conversion hardware.</text:p>
      <text:p text:style-name="Standard"><text:tab/>Assembly instructions for data acquisition unit prototype.</text:p>
      <text:p text:style-name="Standard"><text:tab/>A list of maximum capabilities for the data acquisition unit with regards to the indivdual mod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Engineer's Scope of Work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0:20:35.65</meta:creation-date>
    <dc:date>2008-11-10T00:41:40.93</dc:date>
    <dc:creator>Joseph Lenox</dc:creator>
    <meta:editing-duration>PT00H21M02S</meta:editing-duration>
    <meta:editing-cycles>9</meta:editing-cycles>
    <meta:generator>OpenOffice.org/3.0$Win32 OpenOffice.org_project/300m9$Build-9358</meta:generator>
    <meta:document-statistic meta:table-count="0" meta:image-count="0" meta:object-count="0" meta:page-count="1" meta:paragraph-count="10" meta:word-count="86" meta:character-count="670"/>
  </office:meta>
</office:document-meta>
</file>